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152.9pt"/>
    </style:style>
    <style:style style:name="co6" style:family="table-column">
      <style:table-column-properties fo:break-before="auto" style:column-width="40.45pt"/>
    </style:style>
    <style:style style:name="co7" style:family="table-column">
      <style:table-column-properties fo:break-before="auto" style:column-width="44.11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42.55pt"/>
    </style:style>
    <style:style style:name="co10" style:family="table-column">
      <style:table-column-properties fo:break-before="auto" style:column-width="2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31" style:family="table-cell" style:parent-style-name="rowEven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40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46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5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57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7pt" style:font-size-asian="7pt" style:font-size-complex="7pt"/>
    </style:style>
    <style:style style:name="ce68" style:family="table-cell" style:parent-style-name="Default">
      <style:text-properties fo:font-size="7pt" style:font-size-asian="7pt" style:font-size-complex="7pt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8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10 016405-NT1 - SISTEMAS DISTRIBUÍD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ARTA-FERIA</text:p>
          </table:table-cell>
        </table:table-row>
      </table:table>
      <table:table table:name="201901_alunos_SistDistribuido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10"/>
        <table:table-column table:style-name="co4" table:default-cell-style-name="ce15"/>
        <table:table-column table:style-name="co5" table:default-cell-style-name="ce28"/>
        <table:table-column table:style-name="co6" table:default-cell-style-name="ce18"/>
        <table:table-column table:style-name="co7" table:default-cell-style-name="ce53"/>
        <table:table-column table:style-name="co6" table:default-cell-style-name="ce26"/>
        <table:table-column table:style-name="co7" table:default-cell-style-name="ce26"/>
        <table:table-column table:style-name="co8" table:default-cell-style-name="ce61"/>
        <table:table-column table:style-name="co7" table:default-cell-style-name="ce26"/>
        <table:table-column table:style-name="co9" table:default-cell-style-name="ce26"/>
        <table:table-column table:style-name="co7" table:default-cell-style-name="ce26"/>
        <table:table-column table:style-name="co7" table:default-cell-style-name="ce53"/>
        <table:table-column table:style-name="co10" table:default-cell-style-name="ce61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8"/>
          <table:table-cell table:style-name="ce13"/>
          <table:table-cell table:style-name="ce21"/>
          <table:table-cell table:style-name="ce31" office:value-type="string" calcext:value-type="string" table:number-columns-spanned="5" table:number-rows-spanned="1">
            <text:p>M1</text:p>
          </table:table-cell>
          <table:covered-table-cell table:style-name="ce35"/>
          <table:covered-table-cell table:number-columns-repeated="2" table:style-name="ce39"/>
          <table:covered-table-cell table:style-name="ce43"/>
          <table:table-cell table:style-name="ce55" office:value-type="string" calcext:value-type="string" table:number-columns-spanned="5" table:number-rows-spanned="1">
            <text:p>M2</text:p>
          </table:table-cell>
          <table:covered-table-cell table:number-columns-repeated="2" table:style-name="ce39"/>
          <table:covered-table-cell table:style-name="ce56"/>
          <table:covered-table-cell table:style-name="ce43"/>
          <table:table-cell table:style-name="ce68" table:number-columns-repeated="1008"/>
        </table:table-row>
        <table:table-row table:style-name="ro1">
          <table:table-cell table:style-name="ce3"/>
          <table:table-cell table:style-name="ce16" office:value-type="string" calcext:value-type="string">
            <text:p>comentários</text:p>
          </table:table-cell>
          <table:table-cell table:style-name="ce22"/>
          <table:table-cell table:style-name="ce29"/>
          <table:table-cell table:style-name="ce45" office:value-type="string" calcext:value-type="string">
            <text:p>T1 ( 1 pt )</text:p>
          </table:table-cell>
          <table:table-cell table:style-name="ce50" office:value-type="string" calcext:value-type="string">
            <text:p>T2 ( 3 pts )</text:p>
          </table:table-cell>
          <table:table-cell table:style-name="ce50" office:value-type="string" calcext:value-type="string">
            <text:p>T3 ( 1 pt )</text:p>
          </table:table-cell>
          <table:table-cell table:style-name="ce50" office:value-type="string" calcext:value-type="string">
            <text:p>T4 ( 5 pts )</text:p>
          </table:table-cell>
          <table:table-cell table:style-name="ce59" office:value-type="string" calcext:value-type="string">
            <text:p>Nota</text:p>
          </table:table-cell>
          <table:table-cell table:style-name="ce50" office:value-type="string" calcext:value-type="string">
            <text:p>T5 ( 3 pts )</text:p>
          </table:table-cell>
          <table:table-cell table:style-name="ce50" office:value-type="string" calcext:value-type="string">
            <text:p>T6 <text:s/>( 1 pt )</text:p>
          </table:table-cell>
          <table:table-cell table:style-name="ce50" office:value-type="string" calcext:value-type="string">
            <text:p>T7 ( 3 pts )</text:p>
          </table:table-cell>
          <table:table-cell table:style-name="ce50" office:value-type="string" calcext:value-type="string">
            <text:p>T8 ( 3 pts )</text:p>
          </table:table-cell>
          <table:table-cell table:style-name="ce59" office:value-type="string" calcext:value-type="string">
            <text:p>Nota</text:p>
          </table:table-cell>
          <table:table-cell table:style-name="ce69" table:number-columns-repeated="988"/>
          <table:table-cell table:style-name="ce68"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19428" calcext:value-type="float">
            <text:p>1510019428</text:p>
          </table:table-cell>
          <table:table-cell table:style-name="ce30" office:value-type="string" calcext:value-type="string">
            <text:p>Alan do Nascimento Sima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3:.H3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:.M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22661" calcext:value-type="float">
            <text:p>1510022661</text:p>
          </table:table-cell>
          <table:table-cell table:style-name="ce30" office:value-type="string" calcext:value-type="string">
            <text:p>Ana Carolina dos Rei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:.H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:.M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. T5 foram entregues imagens estáticas somente</text:p>
          </table:table-cell>
          <table:table-cell table:style-name="ce23" office:value-type="float" office:value="1520024249" calcext:value-type="float">
            <text:p>1520024249</text:p>
          </table:table-cell>
          <table:table-cell table:style-name="ce30" office:value-type="string" calcext:value-type="string">
            <text:p>Bruno Henrique Chinaglia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5:.H5])" office:value-type="float" office:value="6" calcext:value-type="float">
            <text:p>6.00</text:p>
          </table:table-cell>
          <table:table-cell table:style-name="ce51" office:value-type="float" office:value="1" calcext:value-type="float">
            <text:p>1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:.M5])" office:value-type="float" office:value="1" calcext:value-type="float">
            <text:p>1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01801" calcext:value-type="float">
            <text:p>1510001801</text:p>
          </table:table-cell>
          <table:table-cell table:style-name="ce30" office:value-type="string" calcext:value-type="string">
            <text:p>Carlos Antonio A.de Sous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6:.H6])" office:value-type="float" office:value="7.5" calcext:value-type="float">
            <text:p>7.5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6:.M6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11962" calcext:value-type="float">
            <text:p>1510011962</text:p>
          </table:table-cell>
          <table:table-cell table:style-name="ce30" office:value-type="string" calcext:value-type="string">
            <text:p>Carlos Eduardo Tofanim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7:.H7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7:.M7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28840" calcext:value-type="float">
            <text:p>1510028840</text:p>
          </table:table-cell>
          <table:table-cell table:style-name="ce30" office:value-type="string" calcext:value-type="string">
            <text:p>Carlos Filipe P. Menez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8:.H8])" office:value-type="float" office:value="5" calcext:value-type="float">
            <text:p>5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8:.M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</text:p>
          </table:table-cell>
          <table:table-cell table:style-name="ce23" office:value-type="float" office:value="1510033341" calcext:value-type="float">
            <text:p>1510033341</text:p>
          </table:table-cell>
          <table:table-cell table:style-name="ce30" office:value-type="string" calcext:value-type="string">
            <text:p>Cauan Martin de J.dos Santos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9:.H9])" office:value-type="float" office:value="6" calcext:value-type="float">
            <text:p>6.00</text:p>
          </table:table-cell>
          <table:table-cell table:style-name="ce51" office:value-type="float" office:value="1" calcext:value-type="float">
            <text:p>1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9:.M9])" office:value-type="float" office:value="1" calcext:value-type="float">
            <text:p>1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26316" calcext:value-type="float">
            <text:p>1510026316</text:p>
          </table:table-cell>
          <table:table-cell table:style-name="ce30" office:value-type="string" calcext:value-type="string">
            <text:p>Cesar Augusto Cordeir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10:.H10])" office:value-type="float" office:value="7.5" calcext:value-type="float">
            <text:p>7.5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0:.M1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602" calcext:value-type="float">
            <text:p>1510033602</text:p>
          </table:table-cell>
          <table:table-cell table:style-name="ce30" office:value-type="string" calcext:value-type="string">
            <text:p>Daniel dos Anjos Barr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1:.H11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1:.M11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ystem Wine</text:p>
          </table:table-cell>
          <table:table-cell table:style-name="ce17" office:value-type="string" calcext:value-type="string">
            <text:p>Arq Fisica sem detalhes de planejamento para Tolerancia a Falhas. T4 ok, porém não caracterizou um SD rodando em multiplas maquinas</text:p>
          </table:table-cell>
          <table:table-cell table:style-name="ce23" office:value-type="float" office:value="1510032681" calcext:value-type="float">
            <text:p>1510032681</text:p>
          </table:table-cell>
          <table:table-cell table:style-name="ce30" office:value-type="string" calcext:value-type="string">
            <text:p>Danielle Missi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12:.H12])" office:value-type="float" office:value="7" calcext:value-type="float">
            <text:p>7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2:.M12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12118" calcext:value-type="float">
            <text:p>1510012118</text:p>
          </table:table-cell>
          <table:table-cell table:style-name="ce30" office:value-type="string" calcext:value-type="string">
            <text:p>Danilo Ferreira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3:.H13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3:.M13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OS Pet</text:p>
          </table:table-cell>
          <table:table-cell table:style-name="ce17"/>
          <table:table-cell table:style-name="ce23" office:value-type="float" office:value="1510026510" calcext:value-type="float">
            <text:p>1510026510</text:p>
          </table:table-cell>
          <table:table-cell table:style-name="ce30" office:value-type="string" calcext:value-type="string">
            <text:p>Dennys C. S. Pard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4:.H1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4:.M1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Hangover</text:p>
          </table:table-cell>
          <table:table-cell table:style-name="ce17" office:value-type="string" calcext:value-type="string">
            <text:p>T4 não funcionando</text:p>
          </table:table-cell>
          <table:table-cell table:style-name="ce23" office:value-type="float" office:value="1510003902" calcext:value-type="float">
            <text:p>1510003902</text:p>
          </table:table-cell>
          <table:table-cell table:style-name="ce30" office:value-type="string" calcext:value-type="string">
            <text:p>Erich Von H. Freita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" calcext:value-type="float">
            <text:p>2.00</text:p>
          </table:table-cell>
          <table:table-cell table:style-name="ce57" table:formula="of:=SUM([.E15:.H15])" office:value-type="float" office:value="6.5" calcext:value-type="float">
            <text:p>6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5:.M1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62150549" calcext:value-type="float">
            <text:p>162150549</text:p>
          </table:table-cell>
          <table:table-cell table:style-name="ce30" office:value-type="string" calcext:value-type="string">
            <text:p>Estevan Timotheo dos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6:.H16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6:.M16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Hangover</text:p>
          </table:table-cell>
          <table:table-cell table:style-name="ce17" office:value-type="string" calcext:value-type="string">
            <text:p>T4 não funcionando</text:p>
          </table:table-cell>
          <table:table-cell table:style-name="ce23" office:value-type="float" office:value="1510001501" calcext:value-type="float">
            <text:p>1510001501</text:p>
          </table:table-cell>
          <table:table-cell table:style-name="ce30" office:value-type="string" calcext:value-type="string">
            <text:p>Eufrásia Meira S. Lim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" calcext:value-type="float">
            <text:p>2.00</text:p>
          </table:table-cell>
          <table:table-cell table:style-name="ce57" table:formula="of:=SUM([.E17:.H17])" office:value-type="float" office:value="6.5" calcext:value-type="float">
            <text:p>6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7:.M1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31382" calcext:value-type="float">
            <text:p>1510031382</text:p>
          </table:table-cell>
          <table:table-cell table:style-name="ce30" office:value-type="string" calcext:value-type="string">
            <text:p>Gabriel Antonioll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8:.H18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8:.M1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33017" calcext:value-type="float">
            <text:p>1510033017</text:p>
          </table:table-cell>
          <table:table-cell table:style-name="ce30" office:value-type="string" calcext:value-type="string">
            <text:p>Gabriel Massaiti R. Taguch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19:.H19])" office:value-type="float" office:value="5" calcext:value-type="float">
            <text:p>5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9:.M19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31389" calcext:value-type="float">
            <text:p>1510031389</text:p>
          </table:table-cell>
          <table:table-cell table:style-name="ce30" office:value-type="string" calcext:value-type="string">
            <text:p>Gabriel Moralo da Cost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0:.H20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0:.M2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33606" calcext:value-type="float">
            <text:p>1510033606</text:p>
          </table:table-cell>
          <table:table-cell table:style-name="ce30" office:value-type="string" calcext:value-type="string">
            <text:p>Gabriela Alves Rabel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21:.H21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1:.M2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33503" calcext:value-type="float">
            <text:p>1510033503</text:p>
          </table:table-cell>
          <table:table-cell table:style-name="ce30" office:value-type="string" calcext:value-type="string">
            <text:p>Guilherme Caum dos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2:.H22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2:.M22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08344" calcext:value-type="float">
            <text:p>1510008344</text:p>
          </table:table-cell>
          <table:table-cell table:style-name="ce30" office:value-type="string" calcext:value-type="string">
            <text:p>Guilhermo Valdez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3:.H23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3:.M23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510021728" calcext:value-type="float">
            <text:p>1510021728</text:p>
          </table:table-cell>
          <table:table-cell table:style-name="ce30" office:value-type="string" calcext:value-type="string">
            <text:p>Gustavo Bicesto Silv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4:.H2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4:.M2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510024472" calcext:value-type="float">
            <text:p>1510024472</text:p>
          </table:table-cell>
          <table:table-cell table:style-name="ce30" office:value-type="string" calcext:value-type="string">
            <text:p>Gustavo Henrique P. Bosmak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5:.H25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5:.M25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08562" calcext:value-type="float">
            <text:p>1510008562</text:p>
          </table:table-cell>
          <table:table-cell table:style-name="ce30" office:value-type="string" calcext:value-type="string">
            <text:p>Heitor A.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26:.H26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6:.M2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4332" calcext:value-type="float">
            <text:p>1510034332</text:p>
          </table:table-cell>
          <table:table-cell table:style-name="ce30" office:value-type="string" calcext:value-type="string">
            <text:p>Ivanildo S. Roch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27:.H27])" office:value-type="float" office:value="6" calcext:value-type="float">
            <text:p>6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7:.M27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27429" calcext:value-type="float">
            <text:p>1510027429</text:p>
          </table:table-cell>
          <table:table-cell table:style-name="ce30" office:value-type="string" calcext:value-type="string">
            <text:p>Jean Paul Pezzutt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8:.H28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8:.M2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251" calcext:value-type="float">
            <text:p>1510033251</text:p>
          </table:table-cell>
          <table:table-cell table:style-name="ce30" office:value-type="string" calcext:value-type="string">
            <text:p>João Victor de Ma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9:.H29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9:.M29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71150786" calcext:value-type="float">
            <text:p>171150786</text:p>
          </table:table-cell>
          <table:table-cell table:style-name="ce30" office:value-type="string" calcext:value-type="string">
            <text:p>José Carlos de Camargo Junior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0:.H30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0:.M3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33445" calcext:value-type="float">
            <text:p>1510033445</text:p>
          </table:table-cell>
          <table:table-cell table:style-name="ce30" office:value-type="string" calcext:value-type="string">
            <text:p>Juliano Junio S.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1:.H31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1:.M31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33418" calcext:value-type="float">
            <text:p>1510033418</text:p>
          </table:table-cell>
          <table:table-cell table:style-name="ce30" office:value-type="string" calcext:value-type="string">
            <text:p>Julio Cesar Coutinho de Souz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32:.H32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2:.M3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ompraLa</text:p>
          </table:table-cell>
          <table:table-cell table:style-name="ce17"/>
          <table:table-cell table:style-name="ce23" office:value-type="float" office:value="1510031707" calcext:value-type="float">
            <text:p>1510031707</text:p>
          </table:table-cell>
          <table:table-cell table:style-name="ce30" office:value-type="string" calcext:value-type="string">
            <text:p>Julio Cesar Gome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3:.H33])" office:value-type="float" office:value="9.5" calcext:value-type="float">
            <text:p>9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3:.M3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33187" calcext:value-type="float">
            <text:p>1510033187</text:p>
          </table:table-cell>
          <table:table-cell table:style-name="ce30" office:value-type="string" calcext:value-type="string">
            <text:p>Leonardo Bevilacqu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4:.H3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4:.M3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OS Pet</text:p>
          </table:table-cell>
          <table:table-cell table:style-name="ce17"/>
          <table:table-cell table:style-name="ce23" office:value-type="float" office:value="1510032009" calcext:value-type="float">
            <text:p>1510032009</text:p>
          </table:table-cell>
          <table:table-cell table:style-name="ce30" office:value-type="string" calcext:value-type="string">
            <text:p>Leonardo Leite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5:.H35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5:.M35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Jack Herer</text:p>
          </table:table-cell>
          <table:table-cell table:style-name="ce17" office:value-type="string" calcext:value-type="string">
            <text:p>arq.fisico sem detalhes tolerancia a falhas. T4 foi entregue o código fonte, não foi possivel avaliar o prototipo ( video entregue em outubro)</text:p>
          </table:table-cell>
          <table:table-cell table:style-name="ce23" office:value-type="float" office:value="1510031765" calcext:value-type="float">
            <text:p>1510031765</text:p>
          </table:table-cell>
          <table:table-cell table:style-name="ce30" office:value-type="string" calcext:value-type="string">
            <text:p>Lucas E. O. Cald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.5" calcext:value-type="float">
            <text:p>2.5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57" table:formula="of:=SUM([.E36:.H36])" office:value-type="float" office:value="3.5" calcext:value-type="float">
            <text:p>3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6:.M3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19454" calcext:value-type="float">
            <text:p>1510019454</text:p>
          </table:table-cell>
          <table:table-cell table:style-name="ce30" office:value-type="string" calcext:value-type="string">
            <text:p>Lucas Eduardo Vasconcelos Alv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7:.H37])" office:value-type="float" office:value="9" calcext:value-type="float">
            <text:p>9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7:.M37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3188" calcext:value-type="float">
            <text:p>1510033188</text:p>
          </table:table-cell>
          <table:table-cell table:style-name="ce30" office:value-type="string" calcext:value-type="string">
            <text:p>Lucas Lacerda Martin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38:.H38])" office:value-type="float" office:value="6" calcext:value-type="float">
            <text:p>6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8:.M3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30281" calcext:value-type="float">
            <text:p>1510030281</text:p>
          </table:table-cell>
          <table:table-cell table:style-name="ce30" office:value-type="string" calcext:value-type="string">
            <text:p>Marcelo Rodrigues Cost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9:.H39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9:.M39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29701" calcext:value-type="float">
            <text:p>1510029701</text:p>
          </table:table-cell>
          <table:table-cell table:style-name="ce30" office:value-type="string" calcext:value-type="string">
            <text:p>Marcio Luis Miranda de Maced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0:.H40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0:.M4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31597" calcext:value-type="float">
            <text:p>1510031597</text:p>
          </table:table-cell>
          <table:table-cell table:style-name="ce30" office:value-type="string" calcext:value-type="string">
            <text:p>Matheus Casarin Giacul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1:.H41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1:.M41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ompraLa</text:p>
          </table:table-cell>
          <table:table-cell table:style-name="ce17"/>
          <table:table-cell table:style-name="ce23" office:value-type="float" office:value="1510033383" calcext:value-type="float">
            <text:p>1510033383</text:p>
          </table:table-cell>
          <table:table-cell table:style-name="ce30" office:value-type="string" calcext:value-type="string">
            <text:p>Matheus Dutra Virgilio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2:.H42])" office:value-type="float" office:value="9.5" calcext:value-type="float">
            <text:p>9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2:.M4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2884" calcext:value-type="float">
            <text:p>1510032884</text:p>
          </table:table-cell>
          <table:table-cell table:style-name="ce30" office:value-type="string" calcext:value-type="string">
            <text:p>Matheus Rogge C.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3:.H43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3:.M43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62150105" calcext:value-type="float">
            <text:p>162150105</text:p>
          </table:table-cell>
          <table:table-cell table:style-name="ce30" office:value-type="string" calcext:value-type="string">
            <text:p>Mayara da Silva Danta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44:.H44])" office:value-type="float" office:value="7.5" calcext:value-type="float">
            <text:p>7.5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4:.M4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Grid</text:p>
          </table:table-cell>
          <table:table-cell table:style-name="ce17"/>
          <table:table-cell table:style-name="ce23" office:value-type="float" office:value="1510032946" calcext:value-type="float">
            <text:p>1510032946</text:p>
          </table:table-cell>
          <table:table-cell table:style-name="ce30" office:value-type="string" calcext:value-type="string">
            <text:p>Michael Allan Barreto Roman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45:.H45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5:.M4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32721" calcext:value-type="float">
            <text:p>1510032721</text:p>
          </table:table-cell>
          <table:table-cell table:style-name="ce30" office:value-type="string" calcext:value-type="string">
            <text:p>Naara Camille Arauj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6:.H46])" office:value-type="float" office:value="9" calcext:value-type="float">
            <text:p>9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6:.M46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13305" calcext:value-type="float">
            <text:p>1510013305</text:p>
          </table:table-cell>
          <table:table-cell table:style-name="ce30" office:value-type="string" calcext:value-type="string">
            <text:p>Paulo Mitsuro A. Sait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7:.H47])" office:value-type="float" office:value="9" calcext:value-type="float">
            <text:p>9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7:.M47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3203" calcext:value-type="float">
            <text:p>1510033203</text:p>
          </table:table-cell>
          <table:table-cell table:style-name="ce30" office:value-type="string" calcext:value-type="string">
            <text:p>Rafael Benó Cinei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8:.H48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8:.M4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Jack Herer</text:p>
          </table:table-cell>
          <table:table-cell table:style-name="ce17" office:value-type="string" calcext:value-type="string">
            <text:p>arq.fisico sem detalhes tolerancia a falhas. T4 foi entregue o código fonte, não foi possivel avaliar o prototipo</text:p>
          </table:table-cell>
          <table:table-cell table:style-name="ce23" office:value-type="float" office:value="1510015019" calcext:value-type="float">
            <text:p>1510015019</text:p>
          </table:table-cell>
          <table:table-cell table:style-name="ce30" office:value-type="string" calcext:value-type="string">
            <text:p>Rafael Soares Ma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.5" calcext:value-type="float">
            <text:p>2.5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57" table:formula="of:=SUM([.E49:.H49])" office:value-type="float" office:value="3.5" calcext:value-type="float">
            <text:p>3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9:.M4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22422" calcext:value-type="float">
            <text:p>1510022422</text:p>
          </table:table-cell>
          <table:table-cell table:style-name="ce30" office:value-type="string" calcext:value-type="string">
            <text:p>Reyard da Cunha Cezar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50:.H50])" office:value-type="float" office:value="7.5" calcext:value-type="float">
            <text:p>7.5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0:.M5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33377" calcext:value-type="float">
            <text:p>1510033377</text:p>
          </table:table-cell>
          <table:table-cell table:style-name="ce30" office:value-type="string" calcext:value-type="string">
            <text:p>Robson Felipe de Abreu Lim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51:.H51])" office:value-type="float" office:value="5" calcext:value-type="float">
            <text:p>5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1:.M51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22298" calcext:value-type="float">
            <text:p>1510022298</text:p>
          </table:table-cell>
          <table:table-cell table:style-name="ce30" office:value-type="string" calcext:value-type="string">
            <text:p>Robson Luiz Nunes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2:.H52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2:.M52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3048" calcext:value-type="float">
            <text:p>1510033048</text:p>
          </table:table-cell>
          <table:table-cell table:style-name="ce30" office:value-type="string" calcext:value-type="string">
            <text:p>SABRINA PEREIR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0" calcext:value-type="float">
            <text:p>0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53:.H53])" office:value-type="float" office:value="5" calcext:value-type="float">
            <text:p>5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3:.M53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28818" calcext:value-type="float">
            <text:p>1510028818</text:p>
          </table:table-cell>
          <table:table-cell table:style-name="ce30" office:value-type="string" calcext:value-type="string">
            <text:p>Thiago Luiz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4:.H5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4:.M5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023" calcext:value-type="float">
            <text:p>1510033023</text:p>
          </table:table-cell>
          <table:table-cell table:style-name="ce30" office:value-type="string" calcext:value-type="string">
            <text:p>Ulisses W. P. Mai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5:.H55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5:.M55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</text:p>
          </table:table-cell>
          <table:table-cell table:style-name="ce23" office:value-type="float" office:value="1510033160" calcext:value-type="float">
            <text:p>1510033160</text:p>
          </table:table-cell>
          <table:table-cell table:style-name="ce30" office:value-type="string" calcext:value-type="string">
            <text:p>Vinicius Rodrigues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56:.H56])" office:value-type="float" office:value="6" calcext:value-type="float">
            <text:p>6.00</text:p>
          </table:table-cell>
          <table:table-cell table:style-name="ce51" office:value-type="float" office:value="1" calcext:value-type="float">
            <text:p>1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6:.M56])" office:value-type="float" office:value="1" calcext:value-type="float">
            <text:p>1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2800" calcext:value-type="float">
            <text:p>1510032800</text:p>
          </table:table-cell>
          <table:table-cell table:style-name="ce30" office:value-type="string" calcext:value-type="string">
            <text:p>Vitor Augusto da Silva Brandã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7:.H57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7:.M57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26129" calcext:value-type="float">
            <text:p>1510026129</text:p>
          </table:table-cell>
          <table:table-cell table:style-name="ce30" office:value-type="string" calcext:value-type="string">
            <text:p>Vitor Rodrigues de Marqu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8:.H58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8:.M58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 table:number-rows-repeated="1048517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201901_alunos_SistDistribuidos.E3:201901_alunos_SistDistribuidos.N58">
            <calcext:condition calcext:apply-style-name="rowEvenNum" calcext:value="formula-is(ISEVEN(ROW()))" calcext:base-cell-address="201901_alunos_SistDistribuidos.E3"/>
            <calcext:condition calcext:apply-style-name="rowOddNum" calcext:value="formula-is(ISODD(ROW()))" calcext:base-cell-address="201901_alunos_SistDistribuidos.E3"/>
          </calcext:conditional-format>
          <calcext:conditional-format calcext:target-range-address="201901_alunos_SistDistribuidos.A3:201901_alunos_SistDistribuidos.D58">
            <calcext:condition calcext:apply-style-name="rowEven" calcext:value="formula-is(ISEVEN(ROW()))" calcext:base-cell-address="201901_alunos_SistDistribuidos.A3"/>
            <calcext:condition calcext:apply-style-name="rowOdd" calcext:value="formula-is(ISODD(ROW()))" calcext:base-cell-address="201901_alunos_SistDistribuidos.A3"/>
          </calcext:conditional-format>
        </calcext:conditional-formats>
      </table:table>
      <table:named-expressions/>
      <table:database-ranges>
        <table:database-range table:name="__Anonymous_Sheet_DB__1" table:target-range-address="201901_alunos_SistDistribuidos.A1:201901_alunos_SistDistribuidos.N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fo:font-size="7pt" style:font-name-asian="WenQuanYi Zen Hei Sharp" style:font-family-asian="'WenQuanYi Zen Hei Sharp'" style:font-family-generic-asian="system" style:font-pitch-asian="variable" style:font-size-asian="7pt" style:font-weight-asian="normal" style:font-name-complex="Lohit Devanagari" style:font-family-complex="'Lohit Devanagari'" style:font-family-generic-complex="system" style:font-pitch-complex="variable" style:font-size-complex="7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wEven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 loext:vertical-justify="auto"/>
      <style:paragraph-properties fo:text-align="start" css3t:text-justify="auto" fo:margin-left="0pt"/>
      <style:text-properties fo:font-size="7pt" style:font-size-asian="8pt" style:font-size-complex="8pt"/>
    </style:style>
    <style:style style:name="rowOdd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loext:vertical-justify="auto"/>
      <style:paragraph-properties fo:text-align="start" css3t:text-justify="auto"/>
    </style:style>
    <style:style style:name="rowEvenNum" style:family="table-cell" style:parent-style-name="rowEven" style:data-style-name="N2">
      <style:table-cell-properties style:text-align-source="fix" style:repeat-content="false" loext:vertical-justify="auto"/>
      <style:paragraph-properties fo:text-align="end" css3t:text-justify="auto"/>
    </style:style>
    <style:style style:name="rowOddNum" style:family="table-cell" style:parent-style-name="rowOdd" style:data-style-name="N2">
      <style:table-cell-properties style:text-align-source="fix" style:repeat-content="false" loext:vertical-justify="auto"/>
      <style:paragraph-properties fo:text-align="end" css3t:text-justify="auto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4:35:54.769561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5:14:59.925982696</dc:date>
    <meta:editing-duration>PT12H55M51S</meta:editing-duration>
    <meta:editing-cycles>189</meta:editing-cycles>
    <meta:generator>LibreOffice/5.3.6.1$Linux_X86_64 LibreOffice_project/30$Build-1</meta:generator>
    <meta:document-statistic meta:table-count="2" meta:cell-count="761" meta:object-count="0"/>
  </office:meta>
</office:document-meta>
</file>